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05cm" draw:marker-end-width="0.205cm" draw:fill="solid" draw:fill-color="#ffffff" draw:textarea-horizontal-align="justify" draw:textarea-vertical-align="top" draw:auto-grow-height="false" fo:min-height="15.3cm" fo:min-width="15.35cm" fo:padding-top="0.1cm" fo:padding-bottom="0.1cm" fo:padding-left="0.225cm" fo:padding-right="0.225cm"/>
    </style:style>
    <style:style style:name="gr2" style:family="graphic" style:parent-style-name="standard">
      <style:graphic-properties svg:stroke-width="0.05cm" draw:marker-start-width="0.205cm" draw:marker-end-width="0.205cm" draw:fill="solid" draw:fill-color="#dddddd" draw:textarea-horizontal-align="justify" draw:textarea-vertical-align="top" draw:auto-grow-height="false" fo:min-height="11.4cm" fo:min-width="5.05cm" fo:padding-top="0.1cm" fo:padding-bottom="0.1cm" fo:padding-left="0.225cm" fo:padding-right="0.225cm"/>
    </style:style>
    <style:style style:name="gr3" style:family="graphic" style:parent-style-name="standard">
      <style:graphic-properties svg:stroke-width="0.05cm" draw:marker-start-width="0.205cm" draw:marker-end-width="0.205cm" draw:fill="solid" draw:fill-color="#ffffff" draw:textarea-horizontal-align="justify" draw:textarea-vertical-align="top" draw:auto-grow-height="false" fo:min-height="15.3cm" fo:min-width="6.45cm" fo:padding-top="0.1cm" fo:padding-bottom="0.1cm" fo:padding-left="0.225cm" fo:padding-right="0.225cm"/>
    </style:style>
    <style:style style:name="gr4" style:family="graphic" style:parent-style-name="standard">
      <style:graphic-properties svg:stroke-width="0.05cm" draw:marker-start-width="0.205cm" draw:marker-end-width="0.205cm" draw:fill="solid" draw:fill-color="#dddddd" draw:textarea-horizontal-align="justify" draw:textarea-vertical-align="top" draw:auto-grow-height="false" fo:min-height="11.4cm" fo:min-width="4.787cm" fo:padding-top="0.1cm" fo:padding-bottom="0.1cm" fo:padding-left="0.225cm" fo:padding-right="0.225cm"/>
    </style:style>
    <style:style style:name="gr5" style:family="graphic" style:parent-style-name="standard">
      <style:graphic-properties svg:stroke-width="0.05cm" draw:marker-start-width="0.205cm" draw:marker-end-width="0.205cm" draw:fill="solid" draw:fill-color="#ffffff" draw:textarea-horizontal-align="justify" draw:textarea-vertical-align="middle" draw:auto-grow-height="false" fo:min-height="9.5cm" fo:min-width="4.55cm" fo:padding-top="0.1cm" fo:padding-bottom="0.1cm" fo:padding-left="0.225cm" fo:padding-right="0.225cm"/>
    </style:style>
    <style:style style:name="gr6" style:family="graphic" style:parent-style-name="standard">
      <style:graphic-properties svg:stroke-width="0.05cm" draw:marker-start-width="0.205cm" draw:marker-end-width="0.205cm" draw:fill="solid" draw:fill-color="#ffffff" draw:textarea-horizontal-align="justify" draw:textarea-vertical-align="middle" draw:auto-grow-height="false" fo:min-height="5.3cm" fo:min-width="3.65cm" fo:padding-top="0.1cm" fo:padding-bottom="0.1cm" fo:padding-left="0.225cm" fo:padding-right="0.225cm"/>
    </style:style>
    <style:style style:name="gr7" style:family="graphic" style:parent-style-name="standard">
      <style:graphic-properties svg:stroke-width="0.05cm" draw:marker-start-width="0.205cm" draw:marker-end-width="0.205cm" draw:fill="solid" draw:fill-color="#ffffff" draw:textarea-horizontal-align="justify" draw:textarea-vertical-align="middle" draw:auto-grow-height="false" fo:min-height="8.7cm" fo:min-width="3.35cm" fo:padding-top="0.1cm" fo:padding-bottom="0.1cm" fo:padding-left="0.225cm" fo:padding-right="0.225cm"/>
    </style:style>
    <style:style style:name="gr8" style:family="graphic" style:parent-style-name="objectwithoutfill">
      <style:graphic-properties draw:marker-end="Arrow" draw:marker-end-width="0.3cm" draw:fill="none" draw:fill-color="#0066cc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47cm"/>
    </style:style>
    <style:style style:name="gr10" style:family="graphic" style:parent-style-name="standard">
      <style:graphic-properties draw:marker-start="Arrow" draw:marker-start-width="0.3cm" draw:marker-end="Arrow" draw:marker-end-width="0.3cm" draw:fill="solid" draw:fill-color="#0066cc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47cm"/>
    </style:style>
    <style:style style:name="gr12" style:family="graphic" style:parent-style-name="standard">
      <style:graphic-properties svg:stroke-width="0.05cm" draw:marker-start-width="0.205cm" draw:marker-end-width="0.205cm" draw:fill="solid" draw:fill-color="#ffffff" draw:textarea-horizontal-align="justify" draw:textarea-vertical-align="middle" draw:auto-grow-height="false" fo:min-height="1.4cm" fo:min-width="2.45cm" fo:padding-top="0.1cm" fo:padding-bottom="0.1cm" fo:padding-left="0.225cm" fo:padding-right="0.225cm"/>
    </style:style>
    <style:style style:name="gr13" style:family="graphic" style:parent-style-name="standard">
      <style:graphic-properties svg:stroke-width="0.05cm" draw:marker-start-width="0.205cm" draw:marker-end-width="0.205cm" draw:fill="solid" draw:fill-color="#ffffff" draw:textarea-horizontal-align="justify" draw:textarea-vertical-align="middle" draw:auto-grow-height="false" fo:min-height="2.4cm" fo:min-width="3.65cm" fo:padding-top="0.1cm" fo:padding-bottom="0.1cm" fo:padding-left="0.225cm" fo:padding-right="0.225cm"/>
    </style:style>
    <style:style style:name="gr14" style:family="graphic" style:parent-style-name="standard">
      <style:graphic-properties svg:stroke-width="0.05cm" draw:marker-start-width="0.205cm" draw:marker-end-width="0.205cm" draw:fill="solid" draw:fill-color="#ffffff" draw:textarea-horizontal-align="justify" draw:textarea-vertical-align="bottom" draw:auto-grow-height="false" fo:min-height="13.4cm" fo:min-width="1.95cm" fo:padding-top="0.1cm" fo:padding-bottom="0.1cm" fo:padding-left="0.225cm" fo:padding-right="0.22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style:font-name="Liberation Sans3" fo:font-size="18pt" style:font-size-asian="18pt" style:font-size-complex="18pt"/>
    </style:style>
    <style:style style:name="P5" style:family="paragraph">
      <loext:graphic-properties draw:fill="none" draw:fill-color="#0066cc"/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  <style:text-properties style:font-name="Arial" fo:font-size="9pt" fo:font-weight="bold" style:font-weight-asian="bold" style:font-size-complex="12pt" style:font-weight-complex="bold"/>
    </style:style>
    <style:style style:name="P8" style:family="paragraph">
      <loext:graphic-properties draw:fill="solid" draw:fill-color="#0066cc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18pt" style:font-size-asian="18pt" style:font-size-complex="18pt"/>
    </style:style>
    <style:style style:name="P11" style:family="paragraph">
      <loext:graphic-properties draw:fill="solid" draw:fill-color="#ffffff"/>
      <style:paragraph-properties fo:text-align="center"/>
      <style:text-properties fo:font-size="18pt" style:font-size-asian="18pt" style:font-size-complex="18pt"/>
    </style:style>
    <style:style style:name="T1" style:family="text">
      <style:text-properties style:font-name="Liberation Sans3" fo:font-size="18pt" style:font-size-asian="18pt" style:font-size-complex="18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controls" svg:width="15.8cm" svg:height="15.5cm" svg:x="11.6cm" svg:y="1cm">
          <text:p text:style-name="P1">E2L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controls" svg:width="5.5cm" svg:height="11.6cm" svg:x="12.4cm" svg:y="2.4cm">
          <text:p text:style-name="P1">FPG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controls" svg:width="6.9cm" svg:height="15.5cm" svg:x="1.7cm" svg:y="1cm">
          <text:p text:style-name="P1">FMC NXP ARM Boar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controls" svg:width="5.237cm" svg:height="11.6cm" svg:x="2.363cm" svg:y="2.5cm">
          <text:p text:style-name="P1">LPC236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controls" svg:width="5cm" svg:height="9.7cm" svg:x="21cm" svg:y="3.2cm">
          <text:p text:style-name="P1"><text:span text:style-name="T1">Karta sieciowa</text:span></text:p>
          <text:p text:style-name="P1"><text:span text:style-name="T2">LXT972M</text:span></text:p>
          <text:p text:style-name="P1"><text:span text:style-name="T2">(RMI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4" draw:id="id4" draw:layer="controls" svg:width="4.1cm" svg:height="5.5cm" svg:x="13cm" svg:y="7cm">
          <text:p text:style-name="P1">Konwerter</text:p>
          <text:p text:style-name="P1">MII-RMI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2" draw:id="id2" draw:layer="controls" svg:width="3.8cm" svg:height="8.9cm" svg:x="3cm" svg:y="3.5cm">
          <text:p text:style-name="P1">Ethernet</text:p>
          <text:p text:style-name="P1">MAC</text:p>
          <text:p text:style-name="P1">(<text:span text:style-name="T3">MII</text:span>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controls" svg:x1="6.8cm" svg:y1="7.698cm" svg:x2="13cm" svg:y2="7.7cm">
          <text:p/>
        </draw:line>
        <draw:line draw:style-name="gr8" draw:text-style-name="P5" draw:layer="controls" svg:x1="6.8cm" svg:y1="8.6cm" svg:x2="13cm" svg:y2="8.6cm">
          <text:p/>
        </draw:line>
        <draw:frame draw:style-name="gr9" draw:text-style-name="P7" draw:layer="controls" svg:width="2.6cm" svg:height="0.997cm" svg:x="8.8cm" svg:y="7.003cm">
          <draw:text-box>
            <text:p text:style-name="P6"><text:span text:style-name="T4">ENET_TXD[2]</text:span></text:p>
          </draw:text-box>
        </draw:frame>
        <draw:frame draw:style-name="gr9" draw:text-style-name="P7" draw:layer="controls" svg:width="2.6cm" svg:height="0.997cm" svg:x="8.8cm" svg:y="7.903cm">
          <draw:text-box>
            <text:p text:style-name="P6"><text:span text:style-name="T4">ENET_TX_EN</text:span></text:p>
          </draw:text-box>
        </draw:frame>
        <draw:line draw:style-name="gr8" draw:text-style-name="P5" draw:layer="controls" svg:x1="13cm" svg:y1="9.5cm" svg:x2="6.8cm" svg:y2="9.5cm">
          <text:p/>
        </draw:line>
        <draw:frame draw:style-name="gr9" draw:text-style-name="P7" draw:layer="controls" svg:width="2.6cm" svg:height="0.997cm" svg:x="8.8cm" svg:y="8.851cm">
          <draw:text-box>
            <text:p text:style-name="P6"><text:span text:style-name="T4">ENET_CRS</text:span></text:p>
          </draw:text-box>
        </draw:frame>
        <draw:line draw:style-name="gr8" draw:text-style-name="P5" draw:layer="controls" svg:x1="13cm" svg:y1="10.4cm" svg:x2="6.8cm" svg:y2="10.4cm">
          <text:p/>
        </draw:line>
        <draw:frame draw:style-name="gr9" draw:text-style-name="P7" draw:layer="controls" svg:width="2.6cm" svg:height="0.997cm" svg:x="8.8cm" svg:y="9.7cm">
          <draw:text-box>
            <text:p text:style-name="P6"><text:span text:style-name="T4">ENET_RXD[2]</text:span></text:p>
          </draw:text-box>
        </draw:frame>
        <draw:frame draw:style-name="gr9" draw:text-style-name="P7" draw:layer="controls" svg:width="2.6cm" svg:height="0.997cm" svg:x="8.8cm" svg:y="10.603cm">
          <draw:text-box>
            <text:p text:style-name="P6"><text:span text:style-name="T4">ENET_RX_ER</text:span></text:p>
          </draw:text-box>
        </draw:frame>
        <draw:line draw:style-name="gr8" draw:text-style-name="P5" draw:layer="controls" svg:x1="6.8cm" svg:y1="4.2cm" svg:x2="13cm" svg:y2="4.2cm">
          <text:p/>
        </draw:line>
        <draw:frame draw:style-name="gr9" draw:text-style-name="P7" draw:layer="controls" svg:width="2.6cm" svg:height="0.997cm" svg:x="8.8cm" svg:y="3.6cm">
          <draw:text-box>
            <text:p text:style-name="P6"><text:span text:style-name="T5">ENET_MDC</text:span></text:p>
          </draw:text-box>
        </draw:frame>
        <draw:line draw:style-name="gr8" draw:text-style-name="P5" draw:layer="controls" svg:x1="20.959cm" svg:y1="10.297cm" svg:x2="17.1cm" svg:y2="10.3cm">
          <text:p/>
        </draw:line>
        <draw:line draw:style-name="gr10" draw:text-style-name="P8" draw:layer="controls" svg:x1="6.8cm" svg:y1="5.1cm" svg:x2="13cm" svg:y2="5.1cm">
          <text:p/>
        </draw:line>
        <draw:frame draw:style-name="gr9" draw:text-style-name="P7" draw:layer="controls" svg:width="2.6cm" svg:height="0.997cm" svg:x="8.8cm" svg:y="4.503cm">
          <draw:text-box>
            <text:p text:style-name="P6"><text:span text:style-name="T5">ENET_MDIO</text:span></text:p>
          </draw:text-box>
        </draw:frame>
        <draw:line draw:style-name="gr8" draw:text-style-name="P5" draw:layer="controls" svg:x1="17.1cm" svg:y1="7.7cm" svg:x2="21.059cm" svg:y2="7.697cm">
          <text:p/>
        </draw:line>
        <draw:frame draw:style-name="gr9" draw:text-style-name="P7" draw:layer="controls" svg:width="1.8cm" svg:height="0.997cm" svg:x="18.659cm" svg:y="8.8cm">
          <draw:text-box>
            <text:p><text:span text:style-name="T4">RXD[4]</text:span></text:p>
          </draw:text-box>
        </draw:frame>
        <draw:frame draw:style-name="gr9" draw:text-style-name="P7" draw:layer="controls" svg:width="1.8cm" svg:height="0.997cm" svg:x="18.659cm" svg:y="7.1cm">
          <draw:text-box>
            <text:p><text:span text:style-name="T4">TXD[4]</text:span></text:p>
          </draw:text-box>
        </draw:frame>
        <draw:line draw:style-name="gr8" draw:text-style-name="P5" draw:layer="controls" svg:x1="17.1cm" svg:y1="8.5cm" svg:x2="21.059cm" svg:y2="8.497cm">
          <text:p/>
        </draw:line>
        <draw:frame draw:style-name="gr11" draw:text-style-name="P7" draw:layer="controls" svg:width="1.8cm" svg:height="0.797cm" svg:x="18.659cm" svg:y="7.9cm">
          <draw:text-box>
            <text:p><text:span text:style-name="T4">TX_EN</text:span></text:p>
          </draw:text-box>
        </draw:frame>
        <draw:custom-shape draw:style-name="gr12" draw:text-style-name="P9" xml:id="id3" draw:id="id3" draw:layer="controls" svg:width="2.9cm" svg:height="1.6cm" svg:x="13.6cm" svg:y="14.4cm">
          <text:p text:style-name="P1"><text:span text:style-name="T6">Oscylator </text:span></text:p>
          <text:p text:style-name="P1"><text:span text:style-name="T6">50MH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controls" svg:x1="15.05cm" svg:y1="13.35cm" svg:x2="4.9cm" svg:y2="12.4cm" draw:start-shape="id1" draw:start-glue-point="0" draw:end-shape="id2" draw:end-glue-point="2" svg:d="M15050 13350h-10150v-950" svg:viewBox="0 0 10151 951">
          <text:p/>
        </draw:connector>
        <draw:connector draw:style-name="gr8" draw:text-style-name="P5" xml:id="id1" draw:id="id1" draw:layer="controls" svg:x1="15.05cm" svg:y1="14.4cm" svg:x2="15.05cm" svg:y2="12.5cm" draw:start-shape="id3" draw:start-glue-point="0" draw:end-shape="id4" draw:end-glue-point="2" svg:d="M15050 14400v-1900" svg:viewBox="0 0 1 1901">
          <text:p/>
        </draw:connector>
        <draw:line draw:style-name="gr8" draw:text-style-name="P5" draw:layer="controls" svg:x1="20.959cm" svg:y1="11.097cm" svg:x2="17.1cm" svg:y2="11.1cm">
          <text:p/>
        </draw:line>
        <draw:frame draw:style-name="gr9" draw:text-style-name="P7" draw:layer="controls" svg:width="1.8cm" svg:height="0.997cm" svg:x="18.659cm" svg:y="9.7cm">
          <draw:text-box>
            <text:p><text:span text:style-name="T4">RX_DV</text:span></text:p>
          </draw:text-box>
        </draw:frame>
        <draw:line draw:style-name="gr8" draw:text-style-name="P5" draw:layer="controls" svg:x1="20.959cm" svg:y1="9.397cm" svg:x2="17.1cm" svg:y2="9.4cm">
          <text:p/>
        </draw:line>
        <draw:frame draw:style-name="gr9" draw:text-style-name="P7" draw:layer="controls" svg:width="1.8cm" svg:height="0.997cm" svg:x="18.659cm" svg:y="10.5cm">
          <draw:text-box>
            <text:p><text:span text:style-name="T4">RX_CRS</text:span></text:p>
          </draw:text-box>
        </draw:frame>
        <draw:line draw:style-name="gr8" draw:text-style-name="P5" draw:layer="controls" svg:x1="20.959cm" svg:y1="11.897cm" svg:x2="17.1cm" svg:y2="11.9cm">
          <text:p/>
        </draw:line>
        <draw:frame draw:style-name="gr9" draw:text-style-name="P7" draw:layer="controls" svg:width="1.8cm" svg:height="0.997cm" svg:x="18.659cm" svg:y="11.3cm">
          <draw:text-box>
            <text:p><text:span text:style-name="T4">RX_ER</text:span></text:p>
          </draw:text-box>
        </draw:frame>
        <draw:line draw:style-name="gr8" draw:text-style-name="P5" draw:layer="controls" svg:x1="13cm" svg:y1="11.206cm" svg:x2="6.8cm" svg:y2="11.2cm">
          <text:p/>
        </draw:line>
        <draw:line draw:style-name="gr8" draw:text-style-name="P5" draw:layer="controls" svg:x1="17.1cm" svg:y1="4.2cm" svg:x2="21cm" svg:y2="4.2cm">
          <text:p/>
        </draw:line>
        <draw:frame draw:style-name="gr9" draw:text-style-name="P7" draw:layer="controls" svg:width="1.8cm" svg:height="0.997cm" svg:x="18.7cm" svg:y="3.5cm">
          <draw:text-box>
            <text:p text:style-name="P6"><text:span text:style-name="T5">MDC</text:span></text:p>
          </draw:text-box>
        </draw:frame>
        <draw:line draw:style-name="gr10" draw:text-style-name="P8" draw:layer="controls" svg:x1="17.1cm" svg:y1="5cm" svg:x2="21cm" svg:y2="5cm">
          <text:p/>
        </draw:line>
        <draw:frame draw:style-name="gr9" draw:text-style-name="P7" draw:layer="controls" svg:width="1.8cm" svg:height="0.997cm" svg:x="18.7cm" svg:y="4.403cm">
          <draw:text-box>
            <text:p text:style-name="P6"><text:span text:style-name="T5">MDIO</text:span></text:p>
          </draw:text-box>
        </draw:frame>
        <draw:custom-shape draw:style-name="gr13" draw:text-style-name="P11" draw:layer="controls" svg:width="4.1cm" svg:height="2.6cm" svg:x="13cm" svg:y="3.3cm">
          <text:p text:style-name="P10"><text:span text:style-name="T7">Maszyna </text:span></text:p>
          <text:p text:style-name="P10"><text:span text:style-name="T7">stanów</text:span></text:p>
          <text:p text:style-name="P10"><text:span text:style-name="T7">MD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2.4cm" svg:height="13.6cm" svg:x="8.9cm" svg:y="1.7cm">
          <text:p text:style-name="P1">Złącze </text:p>
          <text:p text:style-name="P1">FMC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l" fo:country="PL" style:letter-kerning="true" style:font-name-asian="Mangal1" style:font-family-asian="Mangal" style:font-pitch-asian="variable" style:font-size-asian="12pt" style:language-asian="hi" style:country-asian="IN"/>
    </style:style>
    <style:style style:name="Nagłówek_20_1" style:display-name="Nagłówek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Nagłówek_20_2" style:display-name="Nagłówek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Nagłówek_20_3" style:display-name="Nagłówek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Łącze_20_internetowe" style:display-name="Łącze internetow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naki_20_wypunktowania" style:display-name="Znaki wypunktowania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agłówek_20_tabeli" style:display-name="Nagłówek tabeli" style:family="graphic">
      <style:paragraph-properties style:text-autospace="none"/>
    </style:style>
    <style:style style:name="Zawartość_20_tabeli" style:display-name="Zawartość tabeli" style:family="graphic">
      <style:paragraph-properties style:text-autospace="none"/>
    </style:style>
    <style:style style:name="Default" style:family="graphic">
      <style:paragraph-properties fo:text-align="start" style:text-autospace="none" style:writing-mode="lr-tb"/>
      <style:text-properties fo:color="#000000" style:font-name="Arial" fo:font-family="Arial" style:font-family-generic="roman" style:font-pitch="variable" fo:font-size="12pt" fo:language="pl" fo:country="PL" style:letter-kerning="true" style:font-name-asian="Mangal1" style:font-family-asian="Mangal" style:font-pitch-asian="variable" style:font-size-asian="12pt" style:language-asian="hi" style:country-asian="IN"/>
    </style:style>
    <style:style style:name="Cytaty" style:family="graphic">
      <style:paragraph-properties fo:margin-left="1.764cm" fo:margin-right="1.764cm" fo:margin-top="0cm" fo:margin-bottom="0.88cm" fo:text-indent="0cm" style:text-autospace="none"/>
    </style:style>
    <style:style style:name="Indeks" style:family="graphic">
      <style:paragraph-properties style:text-autospace="none"/>
      <style:text-properties style:font-name-asian="Mangal2" style:font-family-asian="Mangal"/>
    </style:style>
    <style:style style:name="Podpis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Mangal2" style:font-family-asian="Mangal"/>
    </style:style>
  </office:styles>
  <office:automatic-styles>
    <style:page-layout style:name="PM0">
      <style:page-layout-properties fo:margin-top="1cm" fo:margin-bottom="1cm" fo:margin-left="1cm" fo:margin-right="1cm" fo:page-width="28.9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0T22:18:57.107000000</meta:creation-date>
    <dc:date>2016-02-06T14:29:36.933000000</dc:date>
    <meta:editing-duration>PT3H4M53S</meta:editing-duration>
    <meta:editing-cycles>49</meta:editing-cycles>
    <meta:generator>LibreOffice/5.0.4.2$Windows_x86 LibreOffice_project/2b9802c1994aa0b7dc6079e128979269cf95bc78</meta:generator>
    <meta:document-statistic meta:object-count="42"/>
  </office:meta>
</office:document-meta>
</file>